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💥 SCÈNE DU TWIST</text:h>
      <text:h text:style-name="Heading_20_2" text:outline-level="2">“L’Instabilité”</text:h>
      <text:p text:style-name="Text_20_body">📍 Lieu : Salon<text:line-break/>📍 Moment : Pendant le goûter<text:line-break/>🎯 Objectif : Basculer en Acte 2</text:p>
      <text:p text:style-name="Horizontal_20_Line"/>
      <text:h text:style-name="Heading_20_2" text:outline-level="2">🎬 Mise en place</text:h>
      <text:p text:style-name="Text_20_body">Conditions idéales :</text:p>
      <text:list text:style-name="L1">
        <text:list-item>
          <text:p text:style-name="P1">Les enfants mangent.</text:p>
        </text:list-item>
        <text:list-item>
          <text:p text:style-name="P1">Le U-SON est posé au centre.</text:p>
        </text:list-item>
        <text:list-item>
          <text:p text:style-name="P1">LED 🟢 verte fixe depuis la stabilisation.</text:p>
        </text:list-item>
        <text:list-item>
          <text:p text:style-name="P1">Ambiance détendue.</text:p>
        </text:list-item>
      </text:list>
      <text:p text:style-name="Text_20_body">Tu ne préviens rien.</text:p>
      <text:p text:style-name="Horizontal_20_Line"/>
      <text:h text:style-name="Heading_20_2" text:outline-level="2">⚡ Déclenchement</text:h>
      <text:p text:style-name="Text_20_body">Sans rien dire :</text:p>
      <text:p text:style-name="Text_20_body">LED 🟢 → clignotement rapide → 🔴 rouge fixe<text:line-break/>ou<text:line-break/>LED verte + petit glitch sonore</text:p>
      <text:p text:style-name="Text_20_body">Tu laisses 3 secondes de silence.</text:p>
      <text:p text:style-name="Horizontal_20_Line"/>
      <text:h text:style-name="Heading_20_2" text:outline-level="2">📞 HOT-LINE automatique</text:h>
      <text:p text:style-name="Text_20_body">Sans que les enfants appuient :</text:p>
      <text:p text:style-name="Quotations">“ALERTE.”</text:p>
      <text:p text:style-name="Quotations">“Anomalie interne détectée.”</text:p>
      <text:p text:style-name="Quotations">“Instabilité critique.”</text:p>
      <text:p text:style-name="Quotations">“Altération du système confirmée.”</text:p>
      <text:p text:style-name="Quotations">“Le prototype a été saboté.”</text:p>
      <text:p text:style-name="Quotations">“Fin de transmission.”</text:p>
      <text:p text:style-name="Text_20_body"><text:soft-page-break/>Silence.</text:p>
      <text:p text:style-name="Horizontal_20_Line"/>
      <text:h text:style-name="Heading_20_2" text:outline-level="2">🎭 Ton MJ (lent, grave)</text:h>
      <text:p text:style-name="Text_20_body">Tu regardes le module.</text:p>
      <text:p text:style-name="Quotations">“Ce n’était pas un simple vol.”</text:p>
      <text:p text:style-name="Text_20_body">Pause.</text:p>
      <text:p text:style-name="Quotations">“Quelqu’un a attendu que vous le réactiviez.”</text:p>
      <text:p text:style-name="Text_20_body">Silence.</text:p>
      <text:p text:style-name="Quotations">“Le sabotage était caché.”</text:p>
      <text:p text:style-name="Horizontal_20_Line"/>
      <text:h text:style-name="Heading_20_2" text:outline-level="2">🧠 Désamorcer la fausse résolution</text:h>
      <text:p text:style-name="Text_20_body">Un enfant dira sûrement :</text:p>
      <text:p text:style-name="Text_20_body">“C’est Volt !”</text:p>
      <text:p text:style-name="Text_20_body">Tu laisses la HOT-LINE répondre si appel :</text:p>
      <text:p text:style-name="Quotations">“Alibi vérifié.”</text:p>
      <text:p text:style-name="Quotations">“Dr Oscilla Volt était en démonstration publique.”</text:p>
      <text:p text:style-name="Quotations">“Hypothèse rejetée.”</text:p>
      <text:p text:style-name="Quotations">“Nouvelle analyse requise.”</text:p>
      <text:p text:style-name="Quotations">“Fin de transmission.”</text:p>
      <text:p text:style-name="Text_20_body">Boom.</text:p>
      <text:p text:style-name="Text_20_body">Volt est innocenté proprement.</text:p>
      <text:p text:style-name="Horizontal_20_Line"/>
      <text:h text:style-name="Heading_20_1" text:outline-level="1">🎯 Annonce Acte 2</text:h>
      <text:p text:style-name="Text_20_body">Tu reprends la parole :</text:p>
      <text:p text:style-name="Quotations">“Détectives…<text:line-break/>Vous avez été manipulés.”</text:p>
      <text:p text:style-name="Text_20_body">Pause.</text:p>
      <text:p text:style-name="Quotations">“Le vol n’était qu’une diversion.”</text:p>
      <text:p text:style-name="Text_20_body"><text:soft-page-break/>Tu désignes le U-SON rouge :</text:p>
      <text:p text:style-name="Quotations">“Le véritable sabotage est interne.”</text:p>
      <text:p text:style-name="Horizontal_20_Line"/>
      <text:h text:style-name="Heading_20_1" text:outline-level="1">🔥 Transition vers Acte 2</text:h>
      <text:p text:style-name="Text_20_body">Tu annonces clairement :</text:p>
      <text:p text:style-name="Quotations">“Cette fois…<text:line-break/>ce n’est plus une question de fréquence.</text:p>
      <text:p text:style-name="Quotations">C’est une question d’expertise.”</text:p>
      <text:p text:style-name="Quotations">“Qui, parmi les scientifiques…<text:line-break/>maîtrise réellement la résonance ?”</text:p>
      <text:p text:style-name="Text_20_body">Et tu envoies les équipes vers :</text:p>
      <text:list text:style-name="L2">
        <text:list-item>
          <text:p text:style-name="P2">Atelier (analyse technique)</text:p>
        </text:list-item>
        <text:list-item>
          <text:p text:style-name="P2">Hangar (morse complet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16:22.963348000</meta:creation-date>
    <dc:date>2026-02-11T14:16:31.311470000</dc:date>
    <meta:editing-duration>PT9S</meta:editing-duration>
    <meta:editing-cycles>1</meta:editing-cycles>
    <meta:document-statistic meta:table-count="0" meta:image-count="0" meta:object-count="0" meta:page-count="3" meta:paragraph-count="56" meta:word-count="259" meta:character-count="1525" meta:non-whitespace-character-count="1328"/>
    <meta:generator>LibreOffice/25.8.4.2$MacOSX_X86_64 LibreOffice_project/290daaa01b999472f0c7a3890eb6a550fd74c6df</meta:generator>
  </office:meta>
</office:document-meta>
</file>